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itOnErrorThreadGroup.uncaughtException( Thread t , Throwable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itOnErrorThreadGroup.ExitOnErrorThreadGrou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